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ackaged good</text:p>
          </table:table-cell>
          <table:table-cell table:style-name="ce1" office:value-type="string" calcext:value-type="string">
            <text:p>goods type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hygienic class</text:p>
          </table:table-cell>
          <table:table-cell table:style-name="ce1" office:value-type="string" calcext:value-type="string">
            <text:p>pressur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fresh milk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ultrac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dairy products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asep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aseptic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yoghurt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ultra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ream cheese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aby food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ultra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ruit juice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arbonated softdrink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arbon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arbon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beans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 coffee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eal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eal bar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 piece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zen food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zen food</text:p>
          </table:table-cell>
          <table:table-cell table:style-name="ce4" office:value-type="string" calcext:value-type="string">
            <text:p>wet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d</text:p>
          </table:table-cell>
          <table:table-cell table:style-name="ce4" office:value-type="string" calcext:value-type="string">
            <text:p>wet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t pieces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 meat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dai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t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phar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quid medicin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ter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food piece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non-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packaged boxe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non-food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21:15:39.1514750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04-16T20:41:40.539749777</meta:creation-date>
    <meta:generator>LibreOffice/6.0.7.3$Linux_X86_64 LibreOffice_project/00m0$Build-3</meta:generator>
    <dc:date>2020-04-17T21:39:12.915736582</dc:date>
    <dc:creator>Holger Grzonka</dc:creator>
    <meta:editing-duration>PT9M31S</meta:editing-duration>
    <meta:editing-cycles>3</meta:editing-cycles>
    <meta:document-statistic meta:table-count="1" meta:cell-count="112" meta:object-count="0"/>
  </office:meta>
</office:document-meta>
</file>